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4.5417in" fo:margin-left="0in" fo:margin-top="0in" fo:margin-bottom="0in" table:align="left"/>
    </style:style>
    <style:style style:name="Table1.A" style:family="table-column">
      <style:table-column-properties style:column-width="0.3951in"/>
    </style:style>
    <style:style style:name="Table1.B" style:family="table-column">
      <style:table-column-properties style:column-width="0.8333in"/>
    </style:style>
    <style:style style:name="Table1.C" style:family="table-column">
      <style:table-column-properties style:column-width="1.0208in"/>
    </style:style>
    <style:style style:name="Table1.D" style:family="table-column">
      <style:table-column-properties style:column-width="0.834in"/>
    </style:style>
    <style:style style:name="Table1.E" style:family="table-column">
      <style:table-column-properties style:column-width="0.8646in"/>
    </style:style>
    <style:style style:name="Table1.F" style:family="table-column">
      <style:table-column-properties style:column-width="0.5931in"/>
    </style:style>
    <style:style style:name="Table1.1" style:family="table-row">
      <style:table-row-properties fo:keep-together="auto"/>
    </style:style>
    <style:style style:name="Table1.A1" style:family="table-cell">
      <style:table-cell-properties style:vertical-align="" fo:background-color="#ffffff" fo:padding="0in" fo:border="1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size="14pt" fo:font-style="normal" fo:font-weight="bold" style:font-size-asian="14pt" style:font-style-asian="normal" style:font-weight-asian="bold" style:font-size-complex="14pt"/>
    </style:style>
    <style:style style:name="P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4" style:family="paragraph" style:parent-style-name="Standard">
      <style:paragraph-properties fo:margin-left="0in" fo:margin-right="0in" fo:margin-top="0in" fo:margin-bottom="0.1563in" loext:contextual-spacing="false" fo:line-height="100%" fo:keep-together="auto" fo:orphans="0" fo:widows="0" fo:text-indent="0in" style:auto-text-indent="false" fo:padding="0in" fo:border="none" fo:keep-with-next="auto"/>
    </style:style>
    <style:style style:name="P5" style:family="paragraph" style:parent-style-name="Standard">
      <style:paragraph-properties fo:margin-left="0.4165in" fo:margin-right="0in" fo:margin-top="0in" fo:margin-bottom="0in" loext:contextual-spacing="false" fo:line-height="100%" fo:keep-together="auto" fo:orphans="0" fo:widows="0" fo:text-indent="0in" style:auto-text-indent="false" fo:padding="0in" fo:border="none" fo:keep-with-next="auto"/>
    </style:style>
    <style:style style:name="P6" style:family="paragraph" style:parent-style-name="Standard">
      <style:paragraph-properties fo:margin-left="0.4165in" fo:margin-right="0in" fo:margin-top="0in" fo:margin-bottom="0in" loext:contextual-spacing="false" fo:line-height="100%" fo:keep-together="auto" fo:orphans="0" fo:widows="0" fo:text-indent="0in" style:auto-text-indent="false" fo:padding="0in" fo:border="none" fo:keep-with-next="auto"/>
    </style:style>
    <style:style style:name="P7" style:family="paragraph" style:parent-style-name="Standard" style:list-style-name="WWNum1">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8" style:family="paragraph" style:parent-style-name="Standard">
      <style:paragraph-properties fo:margin-left="0.75in" fo:margin-right="0in" fo:margin-top="0in" fo:margin-bottom="0in" loext:contextual-spacing="false" fo:line-height="100%" fo:keep-together="auto" fo:orphans="0" fo:widows="0" fo:text-indent="0in" style:auto-text-indent="false" fo:padding="0in" fo:border="none" fo:keep-with-next="auto"/>
    </style:style>
    <style:style style:name="P9" style:family="paragraph" style:parent-style-name="Standard">
      <style:paragraph-properties fo:margin-left="1.1252in" fo:margin-right="0in" fo:margin-top="0in" fo:margin-bottom="0in" loext:contextual-spacing="false" fo:line-height="100%" fo:keep-together="auto" fo:orphans="0" fo:widows="0" fo:text-indent="0in" style:auto-text-indent="false" fo:padding="0in" fo:border="none" fo:keep-with-next="auto"/>
    </style:style>
    <style:style style:name="P10" style:family="paragraph" style:parent-style-name="Standard">
      <style:paragraph-properties fo:margin-left="1.1252in" fo:margin-right="0in" fo:margin-top="0in" fo:margin-bottom="0.1563in" loext:contextual-spacing="false" fo:line-height="100%" fo:keep-together="auto" fo:orphans="0" fo:widows="0" fo:text-indent="0in" style:auto-text-indent="false" fo:padding="0in" fo:border="none" fo:keep-with-next="auto"/>
    </style:style>
    <style:style style:name="P11" style:family="paragraph" style:parent-style-name="Standard">
      <style:paragraph-properties fo:margin-left="1.6252in" fo:margin-right="0in" fo:margin-top="0in" fo:margin-bottom="0in" loext:contextual-spacing="false" fo:line-height="100%" fo:keep-together="auto" fo:orphans="0" fo:widows="0" fo:text-indent="0in" style:auto-text-indent="false" fo:padding="0in" fo:border="none" fo:keep-with-next="auto"/>
    </style:style>
    <style:style style:name="P12" style:family="paragraph" style:parent-style-name="Standard">
      <style:paragraph-properties fo:margin-left="2.1252in" fo:margin-right="0in" fo:margin-top="0in" fo:margin-bottom="0in" loext:contextual-spacing="false" fo:line-height="100%" fo:keep-together="auto" fo:orphans="0" fo:widows="0" fo:text-indent="0in" style:auto-text-indent="false" fo:padding="0in" fo:border="none" fo:keep-with-next="auto"/>
    </style:style>
    <style:style style:name="P13" style:family="paragraph" style:parent-style-name="Standard">
      <style:paragraph-properties fo:margin-left="1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paragraph-properties fo:margin-left="1.5in" fo:margin-right="0in" fo:margin-top="0in" fo:margin-bottom="0in" loext:contextual-spacing="false" fo:line-height="100%" fo:keep-together="auto" fo:orphans="0" fo:widows="0" fo:text-indent="0in" style:auto-text-indent="false" fo:padding="0in" fo:border="none" fo:keep-with-next="auto"/>
    </style:style>
    <style:style style:name="P15" style:family="paragraph" style:parent-style-name="Heading_20_2">
      <style:paragraph-properties fo:margin-top="0in" fo:margin-bottom="0.0626in" loext:contextual-spacing="false" fo:line-height="100%" fo:keep-together="auto" fo:orphans="0" fo:widows="0" fo:padding="0in" fo:border="none" fo:keep-with-next="auto"/>
    </style:style>
    <style:style style:name="P16" style:family="paragraph" style:parent-style-name="Heading_20_2">
      <style:paragraph-properties fo:margin-top="0in" fo:margin-bottom="0.0626in" loext:contextual-spacing="false" fo:line-height="100%" fo:keep-together="auto" fo:orphans="0" fo:widows="0" fo:padding="0in" fo:border="none" fo:keep-with-next="auto"/>
    </style:style>
    <style:style style:name="P17" style:family="paragraph" style:parent-style-name="Heading_20_2">
      <style:paragraph-properties fo:keep-together="auto" fo:orphans="0" fo:widows="0" fo:padding="0in" fo:border="none" fo:keep-with-next="auto"/>
    </style:style>
    <style:style style:name="T1" style:family="text">
      <style:text-properties fo:color="#0000ee" style:text-underline-style="solid" style:text-underline-width="auto" style:text-underline-color="font-color" fo:font-weight="bold" style:font-weight-asian="bold"/>
    </style:style>
    <style:style style:name="T2" style:family="text">
      <style:text-properties fo:font-size="14pt" fo:font-style="normal" fo:font-weight="bold" style:font-size-asian="14pt" style:font-style-asian="normal" style:font-weight-asian="bold" style:font-size-complex="14pt"/>
    </style:style>
    <style:style style:name="T3" style:family="text">
      <style:text-properties fo:font-style="normal" style:font-style-asian="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ab45d8f55e8e" text:style-name="Index_20_Link" text:visited-style-name="Index_20_Link"><text:span text:style-name="T1">Work trip coordinator duties</text:span></text:a></text:p>
          <text:p text:style-name="P5"><text:a xlink:type="simple" xlink:href="#_d9f1b09ef01e" text:style-name="Index_20_Link" text:visited-style-name="Index_20_Link"><text:span text:style-name="T1">Description of trail work</text:span></text:a></text:p>
          <text:p text:style-name="P5"><text:a xlink:type="simple" xlink:href="#_af1fb05d721f" text:style-name="Index_20_Link" text:visited-style-name="Index_20_Link"><text:span text:style-name="T1">Suggested Schedule</text:span></text:a></text:p>
          <text:p text:style-name="P5"><text:a xlink:type="simple" xlink:href="#_71db8f9f51e7" text:style-name="Index_20_Link" text:visited-style-name="Index_20_Link"><text:span text:style-name="T1">Section Descriptions</text:span></text:a></text:p>
          <text:p text:style-name="P15"><text:bookmark text:name="_ab45d8f55e8e"/><text:span text:style-name="T2">Work trip coordinator duties</text:span></text:p>
        </text:index-body>
      </text:table-of-content>
      <text:list xml:id="list84909420" text:style-name="WWNum1">
        <text:list-item>
          <text:p text:style-name="P7">Train potential work trip leaders to properly maintain the AT</text:p>
        </text:list-item>
        <text:list-item>
          <text:p text:style-name="P7">Recruit volunteers to attend work trips</text:p>
        </text:list-item>
        <text:list-item>
          <text:p text:style-name="P7">Recruit volunteers to attend chainsaw and WFA courses</text:p>
        </text:list-item>
        <text:list-item>
          <text:p text:style-name="P7">Attend regional ATC meetings</text:p>
        </text:list-item>
        <text:list-item>
          <text:p text:style-name="P7">Maintain tools including chainsaws</text:p>
        </text:list-item>
      </text:list>
      <text:p text:style-name="P17"><text:bookmark text:name="_d9f1b09ef01e"/><text:span text:style-name="T2">Description of trail work</text:span></text:p>
      <text:p text:style-name="P8">A.<text:span text:style-name="T3">      </text:span>Blowdowns</text:p>
      <text:p text:style-name="P9">a.<text:span text:style-name="T3">       </text:span>Blowdowns are large trees that have fallen and become obstructions on the trail.  Blowdowns are typically more numerous in the spring after a few months of winter storms and trail maintenance inactivity.  There will always be blowdowns that will appear throughout the summer and fall, but their obstruction is usually minimal during this time.</text:p>
      <text:p text:style-name="P9">b.<text:span text:style-name="T3">      </text:span>Gear Required:</text:p>
      <text:p text:style-name="P11"><text:span text:style-name="T3">                                                                     </text:span>i.<text:span text:style-name="T3">      </text:span>Chainsaw</text:p>
      <text:p text:style-name="P11"><text:span text:style-name="T3">                                                                   </text:span>ii.<text:span text:style-name="T3">      </text:span>Fuel and oil</text:p>
      <text:p text:style-name="P11"><text:span text:style-name="T3">                                                                  </text:span>iii.<text:span text:style-name="T3">      </text:span>Chaps and helmet</text:p>
      <text:p text:style-name="P11"><text:span text:style-name="T3">                                                                 </text:span>iv.<text:span text:style-name="T3">      </text:span>Toolkit</text:p>
      <text:p text:style-name="P12">1.<text:span text:style-name="T3">       </text:span>Small paint brush to clean air filter</text:p>
      <text:p text:style-name="P12"><text:soft-page-break/>2.<text:span text:style-name="T3">       </text:span>Squenchy (combination screwdriver and wrench)</text:p>
      <text:p text:style-name="P12">3.<text:span text:style-name="T3">       </text:span>Plastic wedges</text:p>
      <text:p text:style-name="P12">4.<text:span text:style-name="T3">       </text:span>Other tools?</text:p>
      <text:p text:style-name="P11"><text:span text:style-name="T3">                                                                   </text:span>v.<text:span text:style-name="T3">      </text:span>Axe</text:p>
      <text:p text:style-name="P11"><text:span text:style-name="T3">                                                                 </text:span>vi.<text:span text:style-name="T3">      </text:span>Gloves</text:p>
      <text:p text:style-name="P11"><text:span text:style-name="T3">                                                                </text:span>vii.<text:span text:style-name="T3">      </text:span>Proper clothing, sturdy shoes and pants.</text:p>
      <text:p text:style-name="P9">c.<text:span text:style-name="T3">       </text:span>To legally use a chainsaw as an ATC volunteer, the volunteer must be chainsaw certified and must be certified in first aid.  Wilderness First Aid is recommended.</text:p>
      <text:p text:style-name="P11"><text:span text:style-name="T3">                                                                     </text:span>i.<text:span text:style-name="T3">      </text:span>The Forest Service usually offers a chainsaw course each semester.  It is a free 16 hour course that takes place over one weekend usually in Blacksburg.</text:p>
      <text:p text:style-name="P11"><text:span text:style-name="T3">                                                                   </text:span>ii.<text:span text:style-name="T3">      </text:span>Once the volunteer has completed the chainsaw course, the ATC and OCVT will each pay half of the Wilderness First Aid course.  The course is about $150. </text:p>
      <text:p text:style-name="P8">B.<text:span text:style-name="T3">      </text:span>Blazing</text:p>
      <text:p text:style-name="P9">d.<text:span text:style-name="T3">      </text:span>Blazes are the markers on trees or objects that indicate the trail’s location.  White blazes mark the Appalachian Trail.  Blue and yellow blazes mark side trails to the AT.  Red blazes usually mark private property.  Typically, touching up blazes once a year is sufficient.  Blazing is best done in the spring when the other trail duties are minimal.</text:p>
      <text:p text:style-name="P9">e.<text:span text:style-name="T3">      </text:span>Tools Required:</text:p>
      <text:p text:style-name="P11"><text:span text:style-name="T3">                                                                     </text:span>i.<text:span text:style-name="T3">      </text:span>Paint (exterior, high gloss)</text:p>
      <text:p text:style-name="P11"><text:span text:style-name="T3">                                                                   </text:span>ii.<text:span text:style-name="T3">      </text:span>2 inch brush</text:p>
      <text:p text:style-name="P11"><text:span text:style-name="T3">                                                                  </text:span>iii.<text:span text:style-name="T3">      </text:span>2” by 6” stencil</text:p>
      <text:p text:style-name="P11"><text:span text:style-name="T3">                                                                 </text:span>iv.<text:span text:style-name="T3">      </text:span>Scraper to remove old or useless blazes.  Also to remove bark for new blazes.</text:p>
      <text:p text:style-name="P11"><text:span text:style-name="T3">                                                                   </text:span>v.<text:span text:style-name="T3">      </text:span>Small bucket to carry items</text:p>
      <text:p text:style-name="P8">C.<text:span text:style-name="T3">      </text:span>Clearing</text:p>
      <text:p text:style-name="P9">f.<text:span text:style-name="T3">        </text:span>Removal of small growth, such as weeds and branches, from the trail.  Typically a summer job once growth becomes aggressive.</text:p>
      <text:p text:style-name="P9">g.<text:span text:style-name="T3">       </text:span>Lopping and sickle – Rule of thumb is to clear the trail 4’ by 8’.</text:p>
      <text:p text:style-name="P11"><text:span text:style-name="T3">                                                                     </text:span>i.<text:span text:style-name="T3">      </text:span>Gear required:</text:p>
      <text:p text:style-name="P12"><text:soft-page-break/>1.<text:span text:style-name="T3">       </text:span>Large loppers</text:p>
      <text:p text:style-name="P12">2.<text:span text:style-name="T3">       </text:span>Hedge clippers</text:p>
      <text:p text:style-name="P12">3.<text:span text:style-name="T3">       </text:span>Small clippers</text:p>
      <text:p text:style-name="P12">4.<text:span text:style-name="T3">       </text:span>Swizzle Stick</text:p>
      <text:p text:style-name="P12">5.<text:span text:style-name="T3">       </text:span>Gloves</text:p>
      <text:p text:style-name="P8">D.<text:span text:style-name="T3">      </text:span>Shelter Maintenance</text:p>
      <text:p text:style-name="P9">h.<text:span text:style-name="T3">      </text:span>Check conditions of shelter.  Should be done in the spring and fall, before and after thru hiker season. </text:p>
      <text:p text:style-name="P9">i.<text:span text:style-name="T3">         </text:span>Duties include:</text:p>
      <text:p text:style-name="P11"><text:span text:style-name="T3">                                                                     </text:span>i.<text:span text:style-name="T3">      </text:span>Stir privy</text:p>
      <text:p text:style-name="P12">1.<text:span text:style-name="T3">       </text:span>Replace ‘duff’ in trashcan</text:p>
      <text:p text:style-name="P11"><text:span text:style-name="T3">                                                                   </text:span>ii.<text:span text:style-name="T3">      </text:span>Replace log book if past ¾ full</text:p>
      <text:p text:style-name="P11"><text:span text:style-name="T3">                                                                  </text:span>iii.<text:span text:style-name="T3">      </text:span>Pick up trash</text:p>
      <text:p text:style-name="P11"><text:span text:style-name="T3">                                                                 </text:span>iv.<text:span text:style-name="T3">      </text:span>Clear trail to water source and privy</text:p>
      <text:p text:style-name="P8">E.<text:span text:style-name="T3">       </text:span>Trailhead maintenance</text:p>
      <text:p text:style-name="P9">j.<text:span text:style-name="T3">        </text:span>Pick up trash</text:p>
      <text:p text:style-name="P10">k.<text:span text:style-name="T3">       </text:span>Weed eat entrances so they are visible from road</text:p>
      <text:p text:style-name="P15"><text:bookmark text:name="_af1fb05d721f"/><text:span text:style-name="T2">Suggested Schedule</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4">Trip</text:span></text:p>
          </table:table-cell>
          <table:table-cell table:style-name="Table1.A1" office:value-type="string">
            <text:p text:style-name="P2"><text:span text:style-name="T4">Month</text:span></text:p>
          </table:table-cell>
          <table:table-cell table:style-name="Table1.A1" office:value-type="string">
            <text:p text:style-name="P2"><text:span text:style-name="T4">Job Description</text:span></text:p>
          </table:table-cell>
          <table:table-cell table:style-name="Table1.A1" office:value-type="string">
            <text:p text:style-name="P2"><text:span text:style-name="T4">Location</text:span></text:p>
          </table:table-cell>
          <table:table-cell table:style-name="Table1.A1" office:value-type="string">
            <text:p text:style-name="P2"><text:span text:style-name="T4">Description</text:span></text:p>
          </table:table-cell>
          <table:table-cell table:style-name="Table1.A1" office:value-type="string">
            <text:p text:style-name="P2"><text:span text:style-name="T4">Miles</text:span></text:p>
          </table:table-cell>
        </table:table-row>
        <table:table-row table:style-name="Table1.1">
          <table:table-cell table:style-name="Table1.A1" office:value-type="string">
            <text:p text:style-name="P2">1</text:p>
          </table:table-cell>
          <table:table-cell table:style-name="Table1.A1" office:value-type="string">
            <text:p text:style-name="P2">March</text:p>
          </table:table-cell>
          <table:table-cell table:style-name="Table1.A1" office:value-type="string">
            <text:p text:style-name="P2">Blowdowns, Blazing, Shelter Maintenance</text:p>
          </table:table-cell>
          <table:table-cell table:style-name="Table1.A1" office:value-type="string">
            <text:p text:style-name="P2">Bland</text:p>
          </table:table-cell>
          <table:table-cell table:style-name="Table1.A1" office:value-type="string">
            <text:p text:style-name="P2">Entire section</text:p>
          </table:table-cell>
          <table:table-cell table:style-name="Table1.A1" office:value-type="string">
            <text:p text:style-name="P2">8</text:p>
          </table:table-cell>
        </table:table-row>
        <table:table-row table:style-name="Table1.1">
          <table:table-cell table:style-name="Table1.A1" office:value-type="string">
            <text:p text:style-name="P2">2</text:p>
          </table:table-cell>
          <table:table-cell table:style-name="Table1.A1" office:value-type="string">
            <text:p text:style-name="P2">April</text:p>
          </table:table-cell>
          <table:table-cell table:style-name="Table1.A1" office:value-type="string">
            <text:p text:style-name="P2">Blowdowns, Blazing, Shelter Maintenance</text:p>
          </table:table-cell>
          <table:table-cell table:style-name="Table1.A1" office:value-type="string">
            <text:p text:style-name="P2">Peter’s Mtn</text:p>
          </table:table-cell>
          <table:table-cell table:style-name="Table1.A1" office:value-type="string">
            <text:p text:style-name="P2">460 to Rice Fields powerlines</text:p>
          </table:table-cell>
          <table:table-cell table:style-name="Table1.A1" office:value-type="string">
            <text:p text:style-name="P2">7.5</text:p>
          </table:table-cell>
        </table:table-row>
        <text:soft-page-break/>
        <table:table-row table:style-name="Table1.1">
          <table:table-cell table:style-name="Table1.A1" office:value-type="string">
            <text:p text:style-name="P2">3</text:p>
          </table:table-cell>
          <table:table-cell table:style-name="Table1.A1" office:value-type="string">
            <text:p text:style-name="P2">April</text:p>
          </table:table-cell>
          <table:table-cell table:style-name="Table1.A1" office:value-type="string">
            <text:p text:style-name="P2">Blowdowns, Blazing</text:p>
          </table:table-cell>
          <table:table-cell table:style-name="Table1.A1" office:value-type="string">
            <text:p text:style-name="P2">Peter’s Mtn</text:p>
          </table:table-cell>
          <table:table-cell table:style-name="Table1.A1" office:value-type="string">
            <text:p text:style-name="P2">Rice Field powerlines To Sym’s Gap and back</text:p>
          </table:table-cell>
          <table:table-cell table:style-name="Table1.A1" office:value-type="string">
            <text:p text:style-name="P2">10*</text:p>
          </table:table-cell>
        </table:table-row>
        <table:table-row table:style-name="Table1.1">
          <table:table-cell table:style-name="Table1.A1" office:value-type="string">
            <text:p text:style-name="P2">4</text:p>
          </table:table-cell>
          <table:table-cell table:style-name="Table1.A1" office:value-type="string">
            <text:p text:style-name="P2">May</text:p>
          </table:table-cell>
          <table:table-cell table:style-name="Table1.A1" office:value-type="string">
            <text:p text:style-name="P2">Blowdowns</text:p>
            <text:p text:style-name="P2">Blazing</text:p>
          </table:table-cell>
          <table:table-cell table:style-name="Table1.A1" office:value-type="string">
            <text:p text:style-name="P2">Peter’s Mtn</text:p>
          </table:table-cell>
          <table:table-cell table:style-name="Table1.A1" office:value-type="string">
            <text:p text:style-name="P2">Groundhog to Sym’s Gap and back</text:p>
          </table:table-cell>
          <table:table-cell table:style-name="Table1.A1" office:value-type="string">
            <text:p text:style-name="P2">14*</text:p>
          </table:table-cell>
        </table:table-row>
        <table:table-row table:style-name="Table1.1">
          <table:table-cell table:style-name="Table1.A1" office:value-type="string">
            <text:p text:style-name="P2">5</text:p>
          </table:table-cell>
          <table:table-cell table:style-name="Table1.A1" office:value-type="string">
            <text:p text:style-name="P2">May</text:p>
          </table:table-cell>
          <table:table-cell table:style-name="Table1.A1" office:value-type="string">
            <text:p text:style-name="P2">Blowdowns** Blazing</text:p>
          </table:table-cell>
          <table:table-cell table:style-name="Table1.A1" office:value-type="string">
            <text:p text:style-name="P2">Peter’s Mtn</text:p>
          </table:table-cell>
          <table:table-cell table:style-name="Table1.A1" office:value-type="string">
            <text:p text:style-name="P2">Pine Swamp to Groundhog and back</text:p>
          </table:table-cell>
          <table:table-cell table:style-name="Table1.A1" office:value-type="string">
            <text:p text:style-name="P2">14* (?)</text:p>
          </table:table-cell>
        </table:table-row>
        <text:soft-page-break/>
        <table:table-row table:style-name="Table1.1">
          <table:table-cell table:style-name="Table1.A1" office:value-type="string">
            <text:p text:style-name="P2">6</text:p>
          </table:table-cell>
          <table:table-cell table:style-name="Table1.A1" office:value-type="string">
            <text:p text:style-name="P2">June</text:p>
          </table:table-cell>
          <table:table-cell table:style-name="Table1.A1" office:value-type="string">
            <text:p text:style-name="P2">Clearing Trailhead Maintenance</text:p>
          </table:table-cell>
          <table:table-cell table:style-name="Table1.A1" office:value-type="string">
            <text:p text:style-name="P2">Peter’s Mtn powerlines</text:p>
          </table:table-cell>
          <table:table-cell table:style-name="Table1.A1" office:value-type="string">
            <text:p text:style-name="P2">460 to Rice Fields</text:p>
          </table:table-cell>
          <table:table-cell table:style-name="Table1.A1" office:value-type="string">
            <text:p text:style-name="P2">7.5</text:p>
          </table:table-cell>
        </table:table-row>
        <table:table-row table:style-name="Table1.1">
          <table:table-cell table:style-name="Table1.A1" office:value-type="string">
            <text:p text:style-name="P2">7</text:p>
          </table:table-cell>
          <table:table-cell table:style-name="Table1.A1" office:value-type="string">
            <text:p text:style-name="P2">June</text:p>
          </table:table-cell>
          <table:table-cell table:style-name="Table1.A1" office:value-type="string">
            <text:p text:style-name="P2">Clearing Trailhead Maintenance</text:p>
          </table:table-cell>
          <table:table-cell table:style-name="Table1.A1" office:value-type="string">
            <text:p text:style-name="P2">Bland</text:p>
          </table:table-cell>
          <table:table-cell table:style-name="Table1.A1" office:value-type="string">
            <text:p text:style-name="P2">Entire section</text:p>
          </table:table-cell>
          <table:table-cell table:style-name="Table1.A1" office:value-type="string">
            <text:p text:style-name="P2">8</text:p>
          </table:table-cell>
        </table:table-row>
        <table:table-row table:style-name="Table1.1">
          <table:table-cell table:style-name="Table1.A1" office:value-type="string">
            <text:p text:style-name="P2">8</text:p>
          </table:table-cell>
          <table:table-cell table:style-name="Table1.A1" office:value-type="string">
            <text:p text:style-name="P2">June</text:p>
          </table:table-cell>
          <table:table-cell table:style-name="Table1.A1" office:value-type="string">
            <text:p text:style-name="P2">Clearing Trailhead Maintenance</text:p>
          </table:table-cell>
          <table:table-cell table:style-name="Table1.A1" office:value-type="string">
            <text:p text:style-name="P2">Peter’s Mtn To 460 trailhead</text:p>
          </table:table-cell>
          <table:table-cell table:style-name="Table1.A1" office:value-type="string">
            <text:p text:style-name="P2">New River Bridge</text:p>
          </table:table-cell>
          <table:table-cell table:style-name="Table1.A1" office:value-type="string">
            <text:p text:style-name="P2">4</text:p>
          </table:table-cell>
        </table:table-row>
        <text:soft-page-break/>
        <table:table-row table:style-name="Table1.1">
          <table:table-cell table:style-name="Table1.A1" office:value-type="string">
            <text:p text:style-name="P2">9</text:p>
          </table:table-cell>
          <table:table-cell table:style-name="Table1.A1" office:value-type="string">
            <text:p text:style-name="P2">July</text:p>
          </table:table-cell>
          <table:table-cell table:style-name="Table1.A1" office:value-type="string">
            <text:p text:style-name="P2">Clearing</text:p>
          </table:table-cell>
          <table:table-cell table:style-name="Table1.A1" office:value-type="string">
            <text:p text:style-name="P2">Peter’s Mtn</text:p>
          </table:table-cell>
          <table:table-cell table:style-name="Table1.A1" office:value-type="string">
            <text:p text:style-name="P2">Rice Field powerlines To Sym’s Gap and back</text:p>
          </table:table-cell>
          <table:table-cell table:style-name="Table1.A1" office:value-type="string">
            <text:p text:style-name="P2">10*</text:p>
          </table:table-cell>
        </table:table-row>
        <table:table-row table:style-name="Table1.1">
          <table:table-cell table:style-name="Table1.A1" office:value-type="string">
            <text:p text:style-name="P2">10</text:p>
          </table:table-cell>
          <table:table-cell table:style-name="Table1.A1" office:value-type="string">
            <text:p text:style-name="P2">July</text:p>
          </table:table-cell>
          <table:table-cell table:style-name="Table1.A1" office:value-type="string">
            <text:p text:style-name="P2">Clearing</text:p>
          </table:table-cell>
          <table:table-cell table:style-name="Table1.A1" office:value-type="string">
            <text:p text:style-name="P2">Peter’s Mtn</text:p>
          </table:table-cell>
          <table:table-cell table:style-name="Table1.A1" office:value-type="string">
            <text:p text:style-name="P2">Groundhog to Sym’s Gap and back</text:p>
          </table:table-cell>
          <table:table-cell table:style-name="Table1.A1" office:value-type="string">
            <text:p text:style-name="P2">14*</text:p>
          </table:table-cell>
        </table:table-row>
        <table:table-row table:style-name="Table1.1">
          <table:table-cell table:style-name="Table1.A1" office:value-type="string">
            <text:p text:style-name="P2">11</text:p>
          </table:table-cell>
          <table:table-cell table:style-name="Table1.A1" office:value-type="string">
            <text:p text:style-name="P2">August</text:p>
          </table:table-cell>
          <table:table-cell table:style-name="Table1.A1" office:value-type="string">
            <text:p text:style-name="P2">Clearing</text:p>
          </table:table-cell>
          <table:table-cell table:style-name="Table1.A1" office:value-type="string">
            <text:p text:style-name="P2">Peter’s Mtn</text:p>
          </table:table-cell>
          <table:table-cell table:style-name="Table1.A1" office:value-type="string">
            <text:p text:style-name="P2">Pine Swamp to Groundhog and back</text:p>
          </table:table-cell>
          <table:table-cell table:style-name="Table1.A1" office:value-type="string">
            <text:p text:style-name="P2">14*</text:p>
          </table:table-cell>
        </table:table-row>
        <text:soft-page-break/>
        <table:table-row table:style-name="Table1.1">
          <table:table-cell table:style-name="Table1.A1" office:value-type="string">
            <text:p text:style-name="P2">12</text:p>
          </table:table-cell>
          <table:table-cell table:style-name="Table1.A1" office:value-type="string">
            <text:p text:style-name="P2">August</text:p>
          </table:table-cell>
          <table:table-cell table:style-name="Table1.A1" office:value-type="string">
            <text:p text:style-name="P2">Clearing Trailhead Maintenance</text:p>
          </table:table-cell>
          <table:table-cell table:style-name="Table1.A1" office:value-type="string">
            <text:p text:style-name="P2">Peter’s Mtn Powerlines</text:p>
          </table:table-cell>
          <table:table-cell table:style-name="Table1.A1" office:value-type="string">
            <text:p text:style-name="P2">460 to Rice Field’s</text:p>
          </table:table-cell>
          <table:table-cell table:style-name="Table1.A1" office:value-type="string">
            <text:p text:style-name="P2">7.5</text:p>
          </table:table-cell>
        </table:table-row>
        <table:table-row table:style-name="Table1.1">
          <table:table-cell table:style-name="Table1.A1" office:value-type="string">
            <text:p text:style-name="P2">13</text:p>
          </table:table-cell>
          <table:table-cell table:style-name="Table1.A1" office:value-type="string">
            <text:p text:style-name="P2">September</text:p>
          </table:table-cell>
          <table:table-cell table:style-name="Table1.A1" office:value-type="string">
            <text:p text:style-name="P2">General Maintenance</text:p>
          </table:table-cell>
          <table:table-cell table:style-name="Table1.A1" office:value-type="string">
            <text:p text:style-name="P2">Wherever needed</text:p>
          </table:table-cell>
          <table:table-cell table:style-name="Table1.A1" office:value-type="string">
            <text:p text:style-name="P2"> </text:p>
          </table:table-cell>
          <table:table-cell table:style-name="Table1.A1" office:value-type="string">
            <text:p text:style-name="P2"> </text:p>
          </table:table-cell>
        </table:table-row>
        <table:table-row table:style-name="Table1.1">
          <table:table-cell table:style-name="Table1.A1" office:value-type="string">
            <text:p text:style-name="P2">14</text:p>
          </table:table-cell>
          <table:table-cell table:style-name="Table1.A1" office:value-type="string">
            <text:p text:style-name="P2">October</text:p>
          </table:table-cell>
          <table:table-cell table:style-name="Table1.A1" office:value-type="string">
            <text:p text:style-name="P2">General Maintenance</text:p>
          </table:table-cell>
          <table:table-cell table:style-name="Table1.A1" office:value-type="string">
            <text:p text:style-name="P2">Wherever needed</text:p>
          </table:table-cell>
          <table:table-cell table:style-name="Table1.A1" office:value-type="string">
            <text:p text:style-name="P2"> </text:p>
          </table:table-cell>
          <table:table-cell table:style-name="Table1.A1" office:value-type="string">
            <text:p text:style-name="P2"> </text:p>
          </table:table-cell>
        </table:table-row>
      </table:table>
      <text:p text:style-name="P2">Notes</text:p>
      <text:p text:style-name="P2">* These trips would need to be modified or add shuttles to shorten the mileage. </text:p>
      <text:p text:style-name="P4">** On trip 5, we can’t use power tools within National Forest boundaries as we climb the ridge from Pine Swamp shelter.</text:p>
      <text:p text:style-name="P15"><text:bookmark text:name="_71db8f9f51e7"/><text:span text:style-name="T2">Section Descriptions</text:span></text:p>
      <text:p text:style-name="P2">                To be provided and modified later:</text:p>
      <text:p text:style-name="P8">A.<text:span text:style-name="T3">      </text:span>Bland section</text:p>
      <text:p text:style-name="P13">a.<text:span text:style-name="T3">       </text:span>8 miles, moderately easy</text:p>
      <text:p text:style-name="P8">B.<text:span text:style-name="T3">      </text:span>Peter’s Mtn</text:p>
      <text:p text:style-name="P13">b.<text:span text:style-name="T3">      </text:span>New River Bridge to 460 trailhead (as of now McClennan Rd).</text:p>
      <text:p text:style-name="P14"><text:span text:style-name="T3">                                                               </text:span>i.<text:span text:style-name="T3">      </text:span>2 miles </text:p>
      <text:p text:style-name="P14"><text:span text:style-name="T3">                                                             </text:span>ii.<text:span text:style-name="T3">      </text:span>Moderate</text:p>
      <text:p text:style-name="P13">c.<text:span text:style-name="T3">       </text:span>460 trailhead to Rice Fields</text:p>
      <text:p text:style-name="P14"><text:span text:style-name="T3">                                                               </text:span>i.<text:span text:style-name="T3">      </text:span>5 miles to Rice Fields, 2 miles to hike down to the power lines on Pocahontas Rd.</text:p>
      <text:p text:style-name="P14"><text:span text:style-name="T3">                                                             </text:span>ii.<text:span text:style-name="T3">      </text:span>Difficult</text:p>
      <text:p text:style-name="P13">d.<text:span text:style-name="T3">      </text:span>Rice Fields to Sym’s Gap</text:p>
      <text:p text:style-name="P14"><text:span text:style-name="T3">                                                               </text:span>i.<text:span text:style-name="T3">      </text:span>5 miles (not counting the power line hike). </text:p>
      <text:p text:style-name="P14"><text:span text:style-name="T3">                                                             </text:span>ii.<text:span text:style-name="T3">      </text:span>The hike on the ridge is fairly easy, but the 2 mile hike up the power lines from Pocahontas Rd is difficult.</text:p>
      <text:p text:style-name="P13">e.<text:span text:style-name="T3">      </text:span>Sym’s Gap to Groundhog</text:p>
      <text:p text:style-name="P14"><text:span text:style-name="T3">                                                               </text:span>i.<text:span text:style-name="T3">      </text:span>5 miles (not counting the hike up Groundhog trail)</text:p>
      <text:p text:style-name="P14"><text:span text:style-name="T3">                                                             </text:span>ii.<text:span text:style-name="T3">      </text:span>The ridge hiking is easy.  To hike up Groundhog trail is an additional 2.5 miles and is moderately difficult.</text:p>
      <text:p text:style-name="P13"><text:soft-page-break/>f.<text:span text:style-name="T3">        </text:span>Groundhog to Pine Swamp</text:p>
      <text:p text:style-name="P14"><text:span text:style-name="T3">                                                               </text:span>i.<text:span text:style-name="T3">      </text:span>I have no idea how many miles, a lot!</text:p>
      <text:p text:style-name="P14"><text:span text:style-name="T3">                                                             </text:span>ii.<text:span text:style-name="T3">      </text:span>Somewhat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n" fo:country="US"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n" fo:country="US"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0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keep-together="always" fo:text-indent="0in" style:auto-text-indent="false" fo:keep-with-next="always"/>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2pt" fo:font-style="normal" fo:font-weight="bold" style:font-size-asian="12pt" style:font-style-asian="normal" style:font-weight-asian="bold"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tyle="normal" fo:font-weight="bold" style:font-style-asian="normal" style:font-weight-asian="bold"/>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9" meta:paragraph-count="171" meta:word-count="832" meta:character-count="6951" meta:non-whitespace-character-count="4021"/>
    <meta:generator>LibreOfficeDev/6.0.5.2$Linux_X86_64 LibreOffice_project/</meta:generator>
  </office:meta>
</office:document-meta>
</file>